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aerte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Jean-Michel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Arlénie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 office:value-type="string">
            <text:p>Chirurgi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ordred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 office:value-type="string">
            <text:p>Yan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Mutant (Bras de dragon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Pistol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3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26T23:32:30.51</dc:date>
    <meta:editing-cycles>185</meta:editing-cycles>
    <meta:editing-duration>PT14H6M54S</meta:editing-duration>
    <meta:print-date>2018-01-11T15:51:55.82</meta:print-date>
    <meta:document-statistic meta:table-count="2" meta:cell-count="267" meta:object-count="0"/>
  </office:meta>
</office:document-meta>
</file>